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ef5e" officeooo:paragraph-rsid="0022ef5e"/>
    </style:style>
    <style:style style:name="P2" style:family="paragraph" style:parent-style-name="Standard">
      <style:text-properties officeooo:rsid="0024bb72" officeooo:paragraph-rsid="0024bb72"/>
    </style:style>
    <style:style style:name="P3" style:family="paragraph" style:parent-style-name="Standard">
      <style:text-properties officeooo:rsid="002f2e06" officeooo:paragraph-rsid="002f2e06"/>
    </style:style>
    <style:style style:name="P4" style:family="paragraph" style:parent-style-name="Standard">
      <style:text-properties officeooo:rsid="0037b94e" officeooo:paragraph-rsid="002f2e06"/>
    </style:style>
    <style:style style:name="P5" style:family="paragraph" style:parent-style-name="Standard">
      <style:text-properties officeooo:rsid="00265c31" officeooo:paragraph-rsid="00265c31"/>
    </style:style>
    <style:style style:name="P6" style:family="paragraph" style:parent-style-name="Standard">
      <style:text-properties officeooo:rsid="003e15c5" officeooo:paragraph-rsid="003e15c5"/>
    </style:style>
    <style:style style:name="P7" style:family="paragraph" style:parent-style-name="Standard">
      <style:text-properties officeooo:rsid="003fa499" officeooo:paragraph-rsid="003fa499"/>
    </style:style>
    <style:style style:name="P8" style:family="paragraph" style:parent-style-name="Standard" style:list-style-name="L1">
      <style:text-properties fo:font-variant="normal" fo:text-transform="none" fo:color="#222222" style:font-name="Liberation Serif" fo:font-size="12pt" fo:letter-spacing="normal" fo:font-style="normal" fo:font-weight="normal" officeooo:rsid="00311f58" officeooo:paragraph-rsid="003adad7" style:font-size-asian="12pt" style:font-size-complex="12pt"/>
    </style:style>
    <style:style style:name="P9" style:family="paragraph" style:parent-style-name="Standard" style:list-style-name="L2">
      <style:text-properties fo:font-variant="normal" fo:text-transform="none" fo:color="#222222" style:font-name="Liberation Serif" fo:font-size="12pt" fo:letter-spacing="normal" fo:font-style="normal" fo:font-weight="normal" officeooo:rsid="00311f58" officeooo:paragraph-rsid="00311f58" style:font-size-asian="12pt" style:font-size-complex="12pt"/>
    </style:style>
    <style:style style:name="P10" style:family="paragraph" style:parent-style-name="Standard" style:list-style-name="L2">
      <style:text-properties fo:font-variant="normal" fo:text-transform="none" fo:color="#222222" style:font-name="Liberation Serif" fo:font-size="12pt" fo:letter-spacing="normal" fo:font-style="normal" fo:font-weight="normal" officeooo:rsid="00419628" officeooo:paragraph-rsid="00419628" style:font-size-asian="12pt" style:font-size-complex="12pt"/>
    </style:style>
    <style:style style:name="P11" style:family="paragraph" style:parent-style-name="Standard" style:list-style-name="L3">
      <style:text-properties fo:font-variant="normal" fo:text-transform="none" fo:color="#222222" style:font-name="Liberation Serif" fo:font-size="12pt" fo:letter-spacing="normal" fo:font-style="normal" fo:font-weight="normal" officeooo:rsid="0037b94e" officeooo:paragraph-rsid="003fa499" style:font-size-asian="12pt" style:font-size-complex="12pt"/>
    </style:style>
    <style:style style:name="P12" style:family="paragraph" style:parent-style-name="Standard" style:list-style-name="L3">
      <style:text-properties fo:font-variant="normal" fo:text-transform="none" fo:color="#222222" style:font-name="Liberation Serif" fo:font-size="12pt" fo:letter-spacing="normal" fo:font-style="normal" fo:font-weight="normal" officeooo:rsid="003fb041" officeooo:paragraph-rsid="003fb041" style:font-size-asian="12pt" style:font-size-complex="12pt"/>
    </style:style>
    <style:style style:name="P13" style:family="paragraph" style:parent-style-name="Standard" style:list-style-name="L1">
      <style:text-properties officeooo:rsid="003933b8" officeooo:paragraph-rsid="003adad7"/>
    </style:style>
    <style:style style:name="P14" style:family="paragraph" style:parent-style-name="Standard" style:list-style-name="L2">
      <style:text-properties officeooo:rsid="003fa499" officeooo:paragraph-rsid="002f2e06"/>
    </style:style>
    <style:style style:name="P15" style:family="paragraph" style:parent-style-name="Standard" style:list-style-name="L4">
      <style:text-properties officeooo:rsid="003fa499" officeooo:paragraph-rsid="003fa499"/>
    </style:style>
    <style:style style:name="P16" style:family="paragraph" style:parent-style-name="Standard" style:list-style-name="L5">
      <style:text-properties officeooo:rsid="003fa499" officeooo:paragraph-rsid="003fa499"/>
    </style:style>
    <style:style style:name="P17" style:family="paragraph" style:parent-style-name="Standard" style:list-style-name="L2">
      <style:text-properties officeooo:rsid="0024bb72" officeooo:paragraph-rsid="0024bb72"/>
    </style:style>
    <style:style style:name="P18" style:family="paragraph" style:parent-style-name="Standard" style:list-style-name="L3">
      <style:text-properties officeooo:rsid="0024bb72" officeooo:paragraph-rsid="003e15c5"/>
    </style:style>
    <style:style style:name="P19" style:family="paragraph" style:parent-style-name="Standard" style:list-style-name="L2">
      <style:text-properties officeooo:rsid="003b554f" officeooo:paragraph-rsid="003b554f"/>
    </style:style>
    <style:style style:name="P20" style:family="paragraph" style:parent-style-name="Standard" style:list-style-name="L3">
      <style:text-properties officeooo:rsid="003b554f" officeooo:paragraph-rsid="003b554f"/>
    </style:style>
    <style:style style:name="P21" style:family="paragraph" style:parent-style-name="Standard" style:list-style-name="L3">
      <style:text-properties officeooo:rsid="00265c31" officeooo:paragraph-rsid="00265c31"/>
    </style:style>
    <style:style style:name="P22" style:family="paragraph" style:parent-style-name="Standard" style:list-style-name="L3">
      <style:text-properties officeooo:rsid="003e15c5" officeooo:paragraph-rsid="003e15c5"/>
    </style:style>
    <style:style style:name="P23" style:family="paragraph" style:parent-style-name="Standard" style:list-style-name="L4">
      <style:text-properties fo:font-style="italic" officeooo:rsid="003e15c5" officeooo:paragraph-rsid="003e15c5" style:font-style-asian="italic" style:font-style-complex="italic"/>
    </style:style>
    <style:style style:name="P24" style:family="paragraph" style:parent-style-name="Standard" style:list-style-name="L4">
      <style:text-properties fo:font-style="italic" officeooo:rsid="003fa499" officeooo:paragraph-rsid="003fa499" style:font-style-asian="italic" style:font-style-complex="italic"/>
    </style:style>
    <style:style style:name="P25" style:family="paragraph" style:parent-style-name="Standard" style:list-style-name="L4">
      <style:text-properties fo:font-style="italic" officeooo:rsid="003715a9" officeooo:paragraph-rsid="00419628" style:font-style-asian="italic" style:font-style-complex="italic"/>
    </style:style>
    <style:style style:name="P26" style:family="paragraph" style:parent-style-name="Standard" style:list-style-name="L4">
      <style:text-properties officeooo:rsid="0022ef5e" officeooo:paragraph-rsid="003e15c5"/>
    </style:style>
    <style:style style:name="P27" style:family="paragraph" style:parent-style-name="Standard" style:list-style-name="L4">
      <style:text-properties officeooo:rsid="0022ef5e" officeooo:paragraph-rsid="003fa499"/>
    </style:style>
    <style:style style:name="P28" style:family="paragraph" style:parent-style-name="Standard" style:list-style-name="L4">
      <style:text-properties officeooo:rsid="003fb041" officeooo:paragraph-rsid="003fb041"/>
    </style:style>
    <style:style style:name="P29" style:family="paragraph" style:parent-style-name="Standard" style:list-style-name="L6">
      <style:text-properties officeooo:rsid="003fb041" officeooo:paragraph-rsid="003fb041"/>
    </style:style>
    <style:style style:name="P30" style:family="paragraph" style:parent-style-name="Standard" style:list-style-name="L6">
      <style:text-properties officeooo:rsid="00419628" officeooo:paragraph-rsid="0041962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11f58"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3adad7" style:font-size-asian="12pt" style:font-size-complex="12pt"/>
    </style:style>
    <style:style style:name="T4" style:family="text">
      <style:text-properties fo:font-variant="normal" fo:text-transform="none" fo:color="#222222" style:font-name="Liberation Serif" fo:font-size="12pt" fo:letter-spacing="normal" fo:font-weight="normal" style:font-size-asian="12pt" style:font-size-complex="12pt"/>
    </style:style>
    <style:style style:name="T5" style:family="text">
      <style:text-properties fo:font-variant="normal" fo:text-transform="none" fo:color="#222222" style:font-name="Liberation Serif" fo:font-size="12pt" fo:letter-spacing="normal" fo:font-weight="normal" officeooo:rsid="00419628" style:font-size-asian="12pt" style:font-size-complex="12pt"/>
    </style:style>
    <style:style style:name="T6" style:family="text">
      <style:text-properties officeooo:rsid="0037b94e"/>
    </style:style>
    <style:style style:name="T7" style:family="text">
      <style:text-properties officeooo:rsid="003adad7"/>
    </style:style>
    <style:style style:name="T8" style:family="text">
      <style:text-properties officeooo:rsid="003b554f"/>
    </style:style>
    <style:style style:name="T9" style:family="text">
      <style:text-properties officeooo:rsid="003e15c5"/>
    </style:style>
    <style:style style:name="T10" style:family="text">
      <style:text-properties officeooo:rsid="003fa4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RVER:</text:p>
      <text:p text:style-name="P1"/>
      <text:list xml:id="list8759583152754481183" text:style-name="L1">
        <text:list-item>
          <text:p text:style-name="P8">Need the real server. Jeff said “The EC2 VM I've spec'd for the project is called a <text:bookmark-start text:name="__DdeLink__105_539662488"/>t2.medium<text:bookmark-end text:name="__DdeLink__105_539662488"/>, with 4GB RAM. Total cost with storage would be around $37/mo.” <text:span text:style-name="T7">But nothing specific as to from whom. </text:span></text:p>
        </text:list-item>
        <text:list-item>
          <text:p text:style-name="P13"><text:span text:style-name="T2">N</text:span><text:span text:style-name="T1">eed a real amazon server account. </text:span><text:span text:style-name="T3">I can set this up if I get a gmail account.</text:span></text:p>
        </text:list-item>
      </text:list>
      <text:p text:style-name="P2"/>
      <text:p text:style-name="P3"><text:span text:style-name="T6">APP</text:span> QUESTIONS:</text:p>
      <text:list xml:id="list667018120281049420" text:style-name="L2">
        <text:list-item>
          <text:p text:style-name="P14">FYI: Need to test all scenarios before going live. I am going to make a Testing document.</text:p>
        </text:list-item>
        <text:list-item>
          <text:p text:style-name="P9">If entering in new address, I don't include the zip code field.</text:p>
        </text:list-item>
        <text:list-item>
          <text:p text:style-name="P10">Debugging messages to push to server?</text:p>
          <text:p text:style-name="P17"/>
        </text:list-item>
      </text:list>
      <text:p text:style-name="P5"><text:span text:style-name="T8">VERSION 2</text:span>:</text:p>
      <text:list xml:id="list164316530766765" text:continue-numbering="true" text:style-name="L2">
        <text:list-header>
          <text:p text:style-name="P19"/>
        </text:list-header>
      </text:list>
      <text:list xml:id="list1161285971113940366" text:style-name="L3">
        <text:list-item>
          <text:p text:style-name="P20">Provide a way to deactivate a project once it is done.</text:p>
        </text:list-item>
        <text:list-item>
          <text:p text:style-name="P21"><text:span text:style-name="T8">Provide a way under the </text:span>"current project" section <text:span text:style-name="T8">to show all data entered for a specific project. Also to edit existing entries if there were mistakes.</text:span></text:p>
        </text:list-item>
        <text:list-item>
          <text:p text:style-name="P22">If entering in new zip code, auto lookup state &amp; city.</text:p>
        </text:list-item>
        <text:list-item>
          <text:p text:style-name="P18">What about a database backup. What if something happens to the database and it gets screwed up. Normally some kind of backup safe guards against this. Also, what if the main server's disk crashes. Should we ensure some kind of off site backup as well?</text:p>
        </text:list-item>
        <text:list-item>
          <text:p text:style-name="P11">Companies can be “LOCAL”. There is right now not an easy way to determine from whom <text:span text:style-name="T7">from the Web Server UI. Should I add something?</text:span></text:p>
        </text:list-item>
        <text:list-item>
          <text:p text:style-name="P11">The title always goes to the front page. Perhaps some deep entries should go up just one level.</text:p>
        </text:list-item>
        <text:list-item>
          <text:p text:style-name="P12">Perhaps account for uninstall/install after the user already has entries.</text:p>
        </text:list-item>
      </text:list>
      <text:p text:style-name="P6"/>
      <text:p text:style-name="P6">FIXES:</text:p>
      <text:list xml:id="list787501379751288456" text:style-name="L4">
        <text:list-item>
          <text:p text:style-name="P23">If entering zip code, if state is found then auto select and go city. If city is found and is one, then auto select and go to street.</text:p>
        </text:list-item>
        <text:list-item>
          <text:p text:style-name="P26"><text:span text:style-name="T9">Prevent: </text:span>What if projects, equipments, notes or addresses are deleted and yet have been used by an engineer? I have a “disabled” flag which is ready to handle this situation. But I haven't worked on it really.</text:p>
        </text:list-item>
        <text:list-item>
          <text:p text:style-name="P27"><text:span text:style-name="T10">Make a button somewhere: </text:span>What if the server changes so much I need to redo all the uploads? As a safety I am keeping all data on the phone even though it has been uploaded. I have a flag which I can send from the server for the phone to react such that it re-sends everything. What do you think?</text:p>
        </text:list-item>
        <text:list-item>
          <text:p text:style-name="P24">Cut down on photo size. Also remove unscaled photo once upload finishes.</text:p>
        </text:list-item>
        <text:list-item>
          <text:p text:style-name="P15">Safe guard deletes on Web site. If entries then disable only.</text:p>
        </text:list-item>
        <text:list-item>
          <text:p text:style-name="P28">Don't delete test data that has entries.</text:p>
        </text:list-item>
        <text:list-item>
          <text:p text:style-name="P25"><text:span text:style-name="T5">Put </text:span><text:span text:style-name="T4">version number </text:span><text:span text:style-name="T5">in title.</text:span></text:p>
        </text:list-item>
      </text:list>
      <text:p text:style-name="P7"/>
      <text:p text:style-name="P7">TODO:</text:p>
      <text:list xml:id="list4102024299976842313" text:style-name="L5">
        <text:list-item>
          <text:p text:style-name="P16">Prepare Play Store entry. Post sample to play store.<text:bookmark-start text:name="__DdeLink__107_539662488"/></text:p>
        </text:list-item>
      </text:list>
      <text:p text:style-name="P5"/>
      <text:p text:style-name="P5"><text:bookmark-end text:name="__DdeLink__107_539662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4.2.8.2$Linux_X86_64 LibreOffice_project/420m0$Build-2</meta:generator>
    <dc:date>2017-06-08T16:43:16.210455646</dc:date>
    <meta:editing-duration>P1DT7H26M2S</meta:editing-duration>
    <meta:editing-cycles>23</meta:editing-cycles>
    <meta:document-statistic meta:table-count="0" meta:image-count="0" meta:object-count="0" meta:page-count="1" meta:paragraph-count="25" meta:word-count="430" meta:character-count="2237" meta:non-whitespace-character-count="1851"/>
  </office:meta>
</office:document-meta>
</file>